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0pt" style:font-size-asian="20pt"/>
    </style:style>
    <style:style style:name="P2" style:parent-style-name="Standard" style:family="paragraph">
      <style:text-properties fo:font-size="20pt" style:font-size-asian="20pt"/>
    </style:style>
    <style:style style:name="TableColumn4" style:family="table-column">
      <style:table-column-properties style:column-width="0.7944in" style:use-optimal-column-width="false"/>
    </style:style>
    <style:style style:name="TableColumn5" style:family="table-column">
      <style:table-column-properties style:column-width="1.2798in" style:use-optimal-column-width="false"/>
    </style:style>
    <style:style style:name="TableColumn6" style:family="table-column">
      <style:table-column-properties style:column-width="1.2687in" style:use-optimal-column-width="false"/>
    </style:style>
    <style:style style:name="TableColumn7" style:family="table-column">
      <style:table-column-properties style:column-width="3.35in" style:use-optimal-column-width="false"/>
    </style:style>
    <style:style style:name="Table3" style:family="table">
      <style:table-properties style:width="6.693in" fo:margin-left="-0.00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12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16" style:parent-style-name="NormalWeb" style:family="paragraph">
      <style:text-properties style:font-name="Liberation Sans" style:font-name-complex="Liberation Sans" fo:color="#000000" fo:font-size="11pt" style:font-size-asian="11pt" style:font-size-complex="13.5pt"/>
    </style:style>
    <style:style style:name="P17" style:parent-style-name="NormalWeb" style:family="paragraph">
      <style:text-properties style:font-name="Liberation Sans" style:font-name-complex="Liberation Sans" fo:color="#000000" fo:font-size="11pt" style:font-size-asian="11pt" style:font-size-complex="13.5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19" style:parent-style-name="TableContents" style:family="paragraph">
      <style:text-properties fo:font-size="11pt" style:font-size-asian="11pt"/>
    </style:style>
    <style:style style:name="TableCell20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21" style:parent-style-name="TableContents" style:family="paragraph">
      <style:text-properties fo:font-size="11pt" style:font-size-asian="11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25" style:parent-style-name="NormalWeb" style:family="paragraph">
      <style:text-properties style:font-name="Liberation Sans" style:font-name-complex="Liberation Sans" fo:color="#000000" fo:font-size="11pt" style:font-size-asian="11pt" style:font-size-complex="13.5pt"/>
    </style:style>
    <style:style style:name="P26" style:parent-style-name="NormalWeb" style:family="paragraph">
      <style:text-properties style:font-name="Liberation Sans" style:font-name-complex="Liberation Sans" fo:color="#000000" fo:font-size="11pt" style:font-size-asian="11pt" style:font-size-complex="13.5pt"/>
    </style:style>
    <style:style style:name="P27" style:parent-style-name="NormalWeb" style:family="paragraph">
      <style:text-properties style:font-name="Liberation Sans" style:font-name-complex="Liberation Sans" fo:color="#000000" fo:font-size="11pt" style:font-size-asian="11pt" style:font-size-complex="13.5pt"/>
    </style:style>
    <style:style style:name="P28" style:parent-style-name="NormalWeb" style:family="paragraph">
      <style:text-properties style:font-name="Liberation Sans" style:font-name-complex="Liberation Sans" fo:color="#000000" fo:font-size="11pt" style:font-size-asian="11pt" style:font-size-complex="13.5pt"/>
    </style:style>
    <style:style style:name="P29" style:parent-style-name="NormalWeb" style:family="paragraph">
      <style:text-properties style:font-name="Liberation Sans" style:font-name-complex="Liberation Sans" fo:color="#000000" fo:font-size="11pt" style:font-size-asian="11pt" style:font-size-complex="13.5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31" style:parent-style-name="TableContents" style:family="paragraph">
      <style:text-properties fo:font-size="11pt" style:font-size-asian="11pt"/>
    </style:style>
    <style:style style:name="TableCell32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33" style:parent-style-name="TableContents" style:family="paragraph">
      <style:text-properties fo:font-size="11pt" style:font-size-asian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37" style:parent-style-name="NormalWeb" style:family="paragraph">
      <style:text-properties fo:color="#000000" fo:font-size="11pt" style:font-size-asian="11pt" style:font-size-complex="13.5pt"/>
    </style:style>
    <style:style style:name="P38" style:parent-style-name="NormalWeb" style:family="paragraph">
      <style:text-properties fo:color="#000000" fo:font-size="11pt" style:font-size-asian="11pt" style:font-size-complex="13.5pt"/>
    </style:style>
    <style:style style:name="P39" style:parent-style-name="NormalWeb" style:family="paragraph">
      <style:text-properties fo:color="#000000" fo:font-size="11pt" style:font-size-asian="11pt" style:font-size-complex="13.5pt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41" style:parent-style-name="TableContents" style:family="paragraph">
      <style:text-properties fo:font-size="11pt" style:font-size-asian="11pt"/>
    </style:style>
    <style:style style:name="TableCell42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43" style:parent-style-name="TableContents" style:family="paragraph">
      <style:text-properties fo:font-size="11pt" style:font-size-asian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47" style:parent-style-name="NormalWeb" style:family="paragraph">
      <style:text-properties fo:color="#000000" fo:font-size="11pt" style:font-size-asian="11pt" style:font-size-complex="13.5pt"/>
    </style:style>
    <style:style style:name="P48" style:parent-style-name="NormalWeb" style:family="paragraph">
      <style:text-properties fo:color="#000000" fo:font-size="11pt" style:font-size-asian="11pt" style:font-size-complex="13.5pt"/>
    </style:style>
    <style:style style:name="P49" style:parent-style-name="NormalWeb" style:family="paragraph">
      <style:text-properties fo:color="#000000" fo:font-size="11pt" style:font-size-asian="11pt" style:font-size-complex="13.5pt"/>
    </style:style>
    <style:style style:name="P50" style:parent-style-name="NormalWeb" style:family="paragraph">
      <style:text-properties fo:color="#000000" fo:font-size="11pt" style:font-size-asian="11pt" style:font-size-complex="13.5pt"/>
    </style:style>
    <style:style style:name="P51" style:parent-style-name="NormalWeb" style:family="paragraph">
      <style:text-properties fo:color="#000000" fo:font-size="11pt" style:font-size-asian="11pt" style:font-size-complex="13.5pt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53" style:parent-style-name="DefaultParagraphFont" style:family="text">
      <style:text-properties fo:font-size="11pt" style:font-size-asian="11pt"/>
    </style:style>
    <style:style style:name="TableCell54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T55" style:parent-style-name="DefaultParagraphFont" style:family="text">
      <style:text-properties fo:color="#000000" fo:font-size="11pt" style:font-size-asian="11pt" style:font-size-complex="13.5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59" style:parent-style-name="TableContents" style:family="paragraph">
      <style:text-properties fo:font-size="11pt" style:font-size-asian="11pt"/>
    </style:style>
    <style:style style:name="P60" style:parent-style-name="TableContents" style:family="paragraph">
      <style:text-properties fo:font-size="11pt" style:font-size-asian="11pt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62" style:parent-style-name="DefaultParagraphFont" style:family="text">
      <style:text-properties fo:font-size="11pt" style:font-size-asian="11pt"/>
    </style:style>
    <style:style style:name="TableCell63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T64" style:parent-style-name="DefaultParagraphFont" style:family="text">
      <style:text-properties fo:font-size="11pt" style:font-size-asian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69" style:parent-style-name="DefaultParagraphFont" style:family="text">
      <style:text-properties fo:font-size="11pt" style:font-size-asian="11pt"/>
    </style:style>
    <style:style style:name="TableCell70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74" style:parent-style-name="NormalWeb" style:family="paragraph">
      <style:text-properties fo:color="#000000" fo:font-size="11pt" style:font-size-asian="11pt" style:font-size-complex="13.5pt"/>
    </style:style>
    <style:style style:name="P75" style:parent-style-name="NormalWeb" style:family="paragraph">
      <style:text-properties fo:color="#000000" fo:font-size="11pt" style:font-size-asian="11pt" style:font-size-complex="13.5pt"/>
    </style:style>
    <style:style style:name="P76" style:parent-style-name="NormalWeb" style:family="paragraph">
      <style:text-properties fo:color="#000000" fo:font-size="11pt" style:font-size-asian="11pt" style:font-size-complex="13.5pt"/>
    </style:style>
    <style:style style:name="P77" style:parent-style-name="NormalWeb" style:family="paragraph">
      <style:text-properties fo:color="#000000" fo:font-size="11pt" style:font-size-asian="11pt" style:font-size-complex="13.5pt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79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T80" style:parent-style-name="DefaultParagraphFont" style:family="text">
      <style:text-properties fo:font-size="11pt" style:font-size-asian="11pt"/>
    </style:style>
    <style:style style:name="T81" style:parent-style-name="DefaultParagraphFont" style:family="text">
      <style:text-properties fo:font-size="11pt" style:font-size-asian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85" style:parent-style-name="TableContents" style:family="paragraph">
      <style:text-properties fo:font-size="11pt" style:font-size-asian="11pt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87" style:parent-style-name="DefaultParagraphFont" style:family="text">
      <style:text-properties fo:font-size="11pt" style:font-size-asian="11pt"/>
    </style:style>
    <style:style style:name="TableCell88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T89" style:parent-style-name="DefaultParagraphFont" style:family="text">
      <style:text-properties fo:font-size="11pt" style:font-size-asian="11pt"/>
    </style:style>
    <style:style style:name="T90" style:parent-style-name="DefaultParagraphFont" style:family="text">
      <style:text-properties fo:font-size="11pt" style:font-size-asian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94" style:parent-style-name="TableContents" style:family="paragraph">
      <style:text-properties fo:font-size="11pt" style:font-size-asian="11pt"/>
    </style:style>
    <style:style style:name="P95" style:parent-style-name="TableContents" style:family="paragraph">
      <style:text-properties fo:font-size="11pt" style:font-size-asian="11pt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97" style:parent-style-name="TableContents" style:family="paragraph">
      <style:text-properties fo:font-size="11pt" style:font-size-asian="11pt"/>
    </style:style>
    <style:style style:name="TableCell98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99" style:parent-style-name="TableContents" style:family="paragraph">
      <style:text-properties fo:font-size="11pt" style:font-size-asian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103" style:parent-style-name="TableContents" style:family="paragraph">
      <style:text-properties fo:font-size="11pt" style:font-size-asian="11pt"/>
    </style:style>
    <style:style style:name="P104" style:parent-style-name="TableContents" style:family="paragraph">
      <style:text-properties fo:font-size="11pt" style:font-size-asian="11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106" style:parent-style-name="TableContents" style:family="paragraph">
      <style:text-properties fo:font-size="11pt" style:font-size-asian="11pt"/>
    </style:style>
    <style:style style:name="TableCell107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08" style:parent-style-name="TableContents" style:family="paragraph">
      <style:text-properties fo:font-size="11pt" style:font-size-asian="11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112" style:parent-style-name="TableContents" style:family="paragraph">
      <style:text-properties fo:font-size="11pt" style:font-size-asian="11pt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784in" fo:padding-left="0.0784in" fo:padding-bottom="0.0784in" fo:padding-right="0.0784in"/>
    </style:style>
    <style:style style:name="P114" style:parent-style-name="TableContents" style:family="paragraph">
      <style:text-properties fo:font-size="11pt" style:font-size-asian="11pt"/>
    </style:style>
    <style:style style:name="TableCell115" style:family="table-cell">
      <style:table-cell-properties fo:border="0.0034in solid #000000" style:writing-mode="lr-tb" style:vertical-align="middle" fo:padding-top="0.0784in" fo:padding-left="0.0784in" fo:padding-bottom="0.0784in" fo:padding-right="0.0784in"/>
    </style:style>
    <style:style style:name="P116" style:parent-style-name="TableContents" style:family="paragraph">
      <style:text-properties fo:font-size="11pt" style:font-size-asian="11pt"/>
    </style:style>
  </office:automatic-styles>
  <office:body>
    <office:text text:use-soft-page-breaks="true">
      <text:p text:style-name="P1">Unit 28 web project communication log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>Date</text:p>
          </table:table-cell>
          <table:table-cell table:style-name="TableCell10">
            <text:p text:style-name="TableContents">Communication with whom</text:p>
          </table:table-cell>
          <table:table-cell table:style-name="TableCell11">
            <text:p text:style-name="TableContents">Communication by what method</text:p>
          </table:table-cell>
          <table:table-cell table:style-name="TableCell12">
            <text:p text:style-name="TableContents">Content / discussion matters</text:p>
          </table:table-cell>
        </table:table-row>
        <table:table-row table:style-name="TableRow13">
          <table:table-cell table:style-name="TableCell14">
            <text:p text:style-name="TableContents">10/2/16</text:p>
          </table:table-cell>
          <table:table-cell table:style-name="TableCell15">
            <text:p text:style-name="P16">Hajra Younis<text:s/></text:p>
            <text:p text:style-name="P17">Daniel lloyd</text:p>
            <text:p text:style-name="TableContents"/>
          </table:table-cell>
          <table:table-cell table:style-name="TableCell18">
            <text:p text:style-name="P19">Face to face<text:s/></text:p>
          </table:table-cell>
          <table:table-cell table:style-name="TableCell20">
            <text:p text:style-name="P21">Creating the group, email group, deciding roles, how to contact members, net meeting and general ideas for the website.</text:p>
          </table:table-cell>
        </table:table-row>
        <table:table-row table:style-name="TableRow22">
          <table:table-cell table:style-name="TableCell23">
            <text:p text:style-name="TableContents">15/2/16</text:p>
          </table:table-cell>
          <table:table-cell table:style-name="TableCell24">
            <text:p text:style-name="P25">Hajra Younis<text:s/></text:p>
            <text:p text:style-name="P26">Daniel Lloyd</text:p>
            <text:p text:style-name="P27">Steve Mitchell</text:p>
            <text:p text:style-name="P28">James Holland<text:s/></text:p>
            <text:p text:style-name="P29">Nathan Borland<text:s/></text:p>
            <text:p text:style-name="TableContents"/>
          </table:table-cell>
          <table:table-cell table:style-name="TableCell30">
            <text:p text:style-name="P31">Face to face</text:p>
          </table:table-cell>
          <table:table-cell table:style-name="TableCell32">
            <text:p text:style-name="P33">We discussed way to keep in contact and<text:s/>created a what’s app group and then we agreed that we should make a storyboard and mood board.</text:p>
          </table:table-cell>
        </table:table-row>
        <table:table-row table:style-name="TableRow34">
          <table:table-cell table:style-name="TableCell35">
            <text:p text:style-name="TableContents">22/2/16</text:p>
          </table:table-cell>
          <table:table-cell table:style-name="TableCell36">
            <text:p text:style-name="P37">Hajra Younis</text:p>
            <text:p text:style-name="P38">Daniel Lloyd</text:p>
            <text:p text:style-name="P39">James Holland<text:s/></text:p>
            <text:p text:style-name="TableContents"/>
          </table:table-cell>
          <table:table-cell table:style-name="TableCell40">
            <text:p text:style-name="P41">Face to face</text:p>
          </table:table-cell>
          <table:table-cell table:style-name="TableCell42">
            <text:p text:style-name="P43">Discussed ideas for a mood board and shared ideas for a common theme and discuss a common theme.<text:s/></text:p>
          </table:table-cell>
        </table:table-row>
        <table:table-row table:style-name="TableRow44">
          <table:table-cell table:style-name="TableCell45">
            <text:p text:style-name="TableContents">2/3/16</text:p>
          </table:table-cell>
          <table:table-cell table:style-name="TableCell46">
            <text:p text:style-name="P47">Daniel lloyd</text:p>
            <text:p text:style-name="P48">Steve Mitchel</text:p>
            <text:p text:style-name="P49">James Holland</text:p>
            <text:p text:style-name="P50">Nathan Borland</text:p>
            <text:p text:style-name="P51">Hajra Younis</text:p>
            <text:p text:style-name="TableContents"/>
          </table:table-cell>
          <table:table-cell table:style-name="TableCell52">
            <text:p text:style-name="TableContents"><text:span text:style-name="T53">Face to face</text:span></text:p>
          </table:table-cell>
          <table:table-cell table:style-name="TableCell54">
            <text:p text:style-name="NormalWeb"><text:span text:style-name="T55">We decided upon a suitable house style and suggested changes to the logo and we looked over everyone mood boards.</text:span></text:p>
          </table:table-cell>
        </table:table-row>
        <table:table-row table:style-name="TableRow56">
          <table:table-cell table:style-name="TableCell57">
            <text:p text:style-name="TableContents">9/3/16</text:p>
          </table:table-cell>
          <table:table-cell table:style-name="TableCell58">
            <text:p text:style-name="P59">Daniel Lloyd<text:s/></text:p>
            <text:p text:style-name="P60">Hajra Younis<text:s/></text:p>
          </table:table-cell>
          <table:table-cell table:style-name="TableCell61">
            <text:p text:style-name="TableContents"><text:span text:style-name="T62">Face to face</text:span></text:p>
          </table:table-cell>
          <table:table-cell table:style-name="TableCell63">
            <text:p text:style-name="TableContents"><text:span text:style-name="T64">Discussed ideas for the homepage for the website, discussed the methodology for the project and looked at the mood boards and storyboards.</text:span></text:p>
          </table:table-cell>
        </table:table-row>
        <table:table-row table:style-name="TableRow65">
          <table:table-cell table:style-name="TableCell66">
            <text:p text:style-name="TableContents">14/3/16</text:p>
          </table:table-cell>
          <table:table-cell table:style-name="TableCell67">
            <text:p text:style-name="TableContents"/>
            <text:p text:style-name="TableContents"/>
          </table:table-cell>
          <table:table-cell table:style-name="TableCell68">
            <text:p text:style-name="TableContents"><text:span text:style-name="T69">Face to face</text:span></text:p>
          </table:table-cell>
          <table:table-cell table:style-name="TableCell70">
            <text:p text:style-name="TableContents"/>
          </table:table-cell>
        </table:table-row>
        <table:table-row table:style-name="TableRow71">
          <table:table-cell table:style-name="TableCell72">
            <text:p text:style-name="TableContents">17/3/16</text:p>
          </table:table-cell>
          <table:table-cell table:style-name="TableCell73">
            <text:p text:style-name="P74">Hajra Younis</text:p>
            <text:p text:style-name="P75">Daniel lloyd</text:p>
            <text:p text:style-name="P76">Steve Mitchel</text:p>
            <text:p text:style-name="P77">Nathan Borland</text:p>
            <text:p text:style-name="TableContents"/>
          </table:table-cell>
          <table:table-cell table:style-name="TableCell78">
            <text:p text:style-name="TableContents">Face to face</text:p>
          </table:table-cell>
          <table:table-cell table:style-name="TableCell79">
            <text:p text:style-name="TableContents"><text:span text:style-name="T80">We discussed<text:s/></text:span><text:span text:style-name="T81">what each member still had left to do and decided upon a date for the next meeting and what needed to be done by then.</text:span></text:p>
          </table:table-cell>
        </table:table-row>
        <table:table-row table:style-name="TableRow82">
          <table:table-cell table:style-name="TableCell83">
            <text:p text:style-name="TableContents">9/3/16</text:p>
          </table:table-cell>
          <table:table-cell table:style-name="TableCell84">
            <text:p text:style-name="P85">Daniel lloyd</text:p>
          </table:table-cell>
          <table:table-cell table:style-name="TableCell86">
            <text:p text:style-name="TableContents"><text:span text:style-name="T87">Email<text:s/></text:span></text:p>
          </table:table-cell>
          <table:table-cell table:style-name="TableCell88">
            <text:p text:style-name="TableContents"><text:span text:style-name="T89">Daniel emailed each of us a simple bit of code to make our buttons on the website work so that they are dynam</text:span><text:span text:style-name="T90">ic.</text:span></text:p>
          </table:table-cell>
        </table:table-row>
        <text:soft-page-break/>
        <table:table-row table:style-name="TableRow91">
          <table:table-cell table:style-name="TableCell92">
            <text:p text:style-name="TableContents">14/3/16</text:p>
          </table:table-cell>
          <table:table-cell table:style-name="TableCell93">
            <text:p text:style-name="P94">Steve Mitchell</text:p>
            <text:p text:style-name="P95">Hajra Younis<text:s/></text:p>
          </table:table-cell>
          <table:table-cell table:style-name="TableCell96">
            <text:p text:style-name="P97">Direct messaging through whatsapp</text:p>
          </table:table-cell>
          <table:table-cell table:style-name="TableCell98">
            <text:p text:style-name="P99">Hajra requested that I and Nathan attend a meeting on Tuesday so that we could catch up on any work we needed to and I replied saying that I could attend.</text:p>
          </table:table-cell>
        </table:table-row>
        <table:table-row table:style-name="TableRow100">
          <table:table-cell table:style-name="TableCell101">
            <text:p text:style-name="TableContents">15/3/16</text:p>
          </table:table-cell>
          <table:table-cell table:style-name="TableCell102">
            <text:p text:style-name="P103">Steve Mitchell</text:p>
            <text:p text:style-name="P104">Hajra Younis</text:p>
          </table:table-cell>
          <table:table-cell table:style-name="TableCell105">
            <text:p text:style-name="P106">Direct messaging through whatsapp</text:p>
          </table:table-cell>
          <table:table-cell table:style-name="TableCell107">
            <text:p text:style-name="P108">I<text:s/>asked<text:s/>the group in whatsapp if we all needed our own css and Hajra replied to me saying that we do need to make our own.</text:p>
          </table:table-cell>
        </table:table-row>
        <table:table-row table:style-name="TableRow109">
          <table:table-cell table:style-name="TableCell110">
            <text:p text:style-name="TableContents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ve Mitchell</meta:initial-creator>
    <dc:creator>steve mitchell</dc:creator>
    <meta:creation-date>2016-03-17T18:18:00Z</meta:creation-date>
    <dc:date>2016-03-19T16:39:00Z</dc:date>
    <meta:template xlink:href="2BE13865" xlink:type="simple"/>
    <meta:editing-cycles>3</meta:editing-cycles>
    <meta:editing-duration>PT60S</meta:editing-duration>
    <meta:document-statistic meta:page-count="2" meta:paragraph-count="3" meta:word-count="281" meta:character-count="1884" meta:row-count="13" meta:non-whitespace-character-count="1606"/>
  </office:meta>
</office:document-meta>
</file>